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3188918221444040179"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6775219600683864597"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3498256505521329805"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2428744129787157722"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35362714746489863"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6603693221790801320"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56593241810809830"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434681583651639850"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4748955" text:continue-list="list56593241810809830"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38620545327740216"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37711"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51088"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4766668"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4749386"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62060"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8748991388969039428"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2693576089600859398"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269518200074964575"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43180" text:continue-numbering="true" text:style-name="L12">
        <text:list-item>
          <text:list>
            <text:list-header>
              <text:p text:style-name="P190">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214446905927089252" text:style-name="L13">
        <text:list-item>
          <text:list>
            <text:list-header>
              <text:p text:style-name="P179">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08076198771407758"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731381335603298436" text:style-name="L15">
        <text:list-item>
          <text:list>
            <text:list-header>
              <text:p text:style-name="P169">1.5 miles averaging about 9:40/mile and rest 1 min</text:p>
            </text:list-header>
          </text:list>
        </text:list-item>
      </text:list>
      <text:p text:style-name="P23">1 mile in 8:26 and rest 2 min</text:p>
      <text:list xml:id="list2152051231804081109"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578601003773664111" text:style-name="L17">
        <text:list-item>
          <text:list>
            <text:list-header>
              <text:p text:style-name="P171">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59594" text:continue-numbering="true" text:style-name="L17">
        <text:list-item>
          <text:list>
            <text:list-header>
              <text:p text:style-name="P171">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5557535587054569795"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267103142589192631"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2428950038113270679"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4764802" text:continue-list="list7267103142589192631" text:style-name="L19">
        <text:list-item>
          <text:list>
            <text:list-header>
              <text:p text:style-name="P173">(Pace*HR)=1240</text:p>
            </text:list-header>
          </text:list>
        </text:list-item>
      </text:list>
      <text:list xml:id="list34737292" text:continue-list="list5557535587054569795" text:style-name="L18">
        <text:list-item>
          <text:list>
            <text:list-header>
              <text:p text:style-name="P172">2 miles at 10:46/mile Ave HR= 121 bpm and rest a few minutes</text:p>
            </text:list-header>
          </text:list>
        </text:list-item>
      </text:list>
      <text:list xml:id="list34745514" text:continue-list="list34764802"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4765776"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916237282558788490"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03138737817217267"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007140609318016759"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4824654489125454515"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060595319172495714"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879390290147466164"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4760162" text:continue-numbering="true" text:style-name="L26">
        <text:list-item>
          <text:list>
            <text:list-header>
              <text:p text:style-name="P177">0.1 mile lead in to a 4 mile run</text:p>
              <text:p text:style-name="P182">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46332"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10"><text:span text:style-name="T2"/></text:p>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20368131740214907"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8T14:51:28.22</dc:date>
    <dc:creator>James Lombardi</dc:creator>
    <meta:editing-duration>P18DT13H19M24S</meta:editing-duration>
    <meta:editing-cycles>1413</meta:editing-cycles>
    <meta:generator>OpenOffice/4.1.2$Win32 OpenOffice.org_project/412m3$Build-9782</meta:generator>
    <meta:document-statistic meta:table-count="0" meta:image-count="9" meta:object-count="0" meta:page-count="150" meta:paragraph-count="4264" meta:word-count="46584" meta:character-count="239433"/>
  </office:meta>
</office:document-meta>
</file>